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5d99" officeooo:paragraph-rsid="00055d99"/>
    </style:style>
    <style:style style:name="P2" style:family="paragraph" style:parent-style-name="Standard">
      <style:text-properties fo:language="sr" fo:country="RS" officeooo:rsid="00019029" officeooo:paragraph-rsid="00019029"/>
    </style:style>
    <style:style style:name="P3" style:family="paragraph" style:parent-style-name="Standard">
      <style:paragraph-properties fo:text-align="center" style:justify-single-word="false"/>
      <style:text-properties fo:language="sr" fo:country="RS" officeooo:rsid="00019029" officeooo:paragraph-rsid="00019029"/>
    </style:style>
    <style:style style:name="P4" style:family="paragraph" style:parent-style-name="Standard">
      <style:text-properties fo:language="sr" fo:country="RS" officeooo:rsid="00022d29" officeooo:paragraph-rsid="00022d29"/>
    </style:style>
    <style:style style:name="P5" style:family="paragraph" style:parent-style-name="Standard">
      <style:text-properties fo:language="sr" fo:country="RS" officeooo:rsid="00040ab8" officeooo:paragraph-rsid="00040ab8"/>
    </style:style>
    <style:style style:name="P6" style:family="paragraph" style:parent-style-name="Standard">
      <style:text-properties fo:language="sr" fo:country="RS" officeooo:rsid="00055d99" officeooo:paragraph-rsid="00055d99"/>
    </style:style>
    <style:style style:name="P7" style:family="paragraph" style:parent-style-name="Standard">
      <style:text-properties fo:language="sr" fo:country="RS" officeooo:rsid="00075661" officeooo:paragraph-rsid="00075661"/>
    </style:style>
    <style:style style:name="P8" style:family="paragraph" style:parent-style-name="Standard">
      <style:text-properties fo:language="sr" fo:country="RS" officeooo:rsid="000876d9" officeooo:paragraph-rsid="000876d9"/>
    </style:style>
    <style:style style:name="P9" style:family="paragraph" style:parent-style-name="Standard">
      <style:text-properties fo:language="sr" fo:country="RS" officeooo:rsid="0008ad8b" officeooo:paragraph-rsid="0008ad8b"/>
    </style:style>
    <style:style style:name="P10" style:family="paragraph" style:parent-style-name="Standard">
      <style:paragraph-properties fo:text-align="center" style:justify-single-word="false"/>
      <style:text-properties fo:font-size="14pt" fo:language="sr" fo:country="RS" fo:font-weight="bold" officeooo:rsid="00019029" officeooo:paragraph-rsid="00019029" style:font-size-asian="14pt" style:font-weight-asian="bold" style:font-size-complex="14pt" style:font-weight-complex="bold"/>
    </style:style>
    <style:style style:name="P11" style:family="paragraph" style:parent-style-name="Standard">
      <style:text-properties style:rfc-language-tag="sr-Cyrl-RS" fo:language="sr" fo:country="RS" officeooo:rsid="00040ab8" officeooo:paragraph-rsid="00040ab8"/>
    </style:style>
    <style:style style:name="P12" style:family="paragraph" style:parent-style-name="Standard">
      <style:text-properties officeooo:paragraph-rsid="00040ab8"/>
    </style:style>
    <style:style style:name="P13" style:family="paragraph" style:parent-style-name="Standard">
      <style:text-properties officeooo:paragraph-rsid="00075661"/>
    </style:style>
    <style:style style:name="P14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paragraph-rsid="00075661"/>
    </style:style>
    <style:style style:name="T1" style:family="text">
      <style:text-properties fo:language="en" fo:country="US" officeooo:rsid="00040ab8"/>
    </style:style>
    <style:style style:name="T2" style:family="text">
      <style:text-properties fo:language="en" fo:country="US" officeooo:rsid="00055d99"/>
    </style:style>
    <style:style style:name="T3" style:family="text">
      <style:text-properties fo:language="en" fo:country="US" officeooo:rsid="00075661"/>
    </style:style>
    <style:style style:name="T4" style:family="text">
      <style:text-properties fo:language="en" fo:country="US" officeooo:rsid="0009a83a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 style:font-style-complex="italic"/>
    </style:style>
    <style:style style:name="T6" style:family="text">
      <style:text-properties fo:color="#9876aa" style:font-name="JetBrains Mono" fo:font-size="10pt" fo:language="en" fo:country="US" fo:font-style="italic" fo:font-weight="normal" style:font-size-asian="10pt" style:font-style-asian="italic" style:font-weight-asian="normal" style:font-style-complex="italic"/>
    </style:style>
    <style:style style:name="T7" style:family="text">
      <style:text-properties fo:color="#cc7832" style:font-name="JetBrains Mono" fo:font-size="10pt" fo:font-style="italic" fo:font-weight="normal" style:font-size-asian="10pt" style:font-style-asian="italic" style:font-weight-asian="normal" style:font-style-complex="italic"/>
    </style:style>
    <style:style style:name="T8" style:family="text">
      <style:text-properties fo:language="sr" fo:country="RS"/>
    </style:style>
    <style:style style:name="T9" style:family="text">
      <style:text-properties fo:language="sr" fo:country="RS" officeooo:rsid="00040ab8"/>
    </style:style>
    <style:style style:name="T10" style:family="text">
      <style:text-properties fo:language="sr" fo:country="RS" officeooo:rsid="00055d99"/>
    </style:style>
    <style:style style:name="T11" style:family="text">
      <style:text-properties fo:language="sr" fo:country="RS" officeooo:rsid="00075661"/>
    </style:style>
    <style:style style:name="T12" style:family="text">
      <style:text-properties fo:language="sr" fo:country="RS" fo:font-weight="normal"/>
    </style:style>
    <style:style style:name="T13" style:family="text">
      <style:text-properties fo:font-style="italic" officeooo:rsid="00055d99" style:font-style-asian="italic" style:font-style-complex="italic"/>
    </style:style>
    <style:style style:name="T14" style:family="text">
      <style:text-properties officeooo:rsid="00055d99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arial" fo:font-size="12pt" fo:letter-spacing="normal" fo:language="en" fo:country="US" fo:font-style="normal" fo:font-weight="normal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fo:font-style="normal" fo:font-weight="normal" officeooo:rsid="00075661"/>
    </style:style>
    <style:style style:name="T18" style:family="text">
      <style:text-properties fo:font-variant="normal" fo:text-transform="none" fo:color="#000000" style:font-name="arial" fo:font-size="12pt" fo:letter-spacing="normal" fo:language="sr" fo:country="RS" fo:font-style="normal" fo:font-weight="normal"/>
    </style:style>
    <style:style style:name="T19" style:family="text">
      <style:text-properties fo:font-variant="normal" fo:text-transform="none" fo:color="#000000" style:font-name="arial" fo:font-size="12pt" fo:letter-spacing="normal" fo:language="sr" fo:country="RS" fo:font-style="normal" fo:font-weight="normal" officeooo:rsid="00075661"/>
    </style:style>
    <style:style style:name="T20" style:family="text">
      <style:text-properties officeooo:rsid="0009a8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Системи базирани на знању – спецификација пројекта</text:p>
      <text:p text:style-name="P2"/>
      <text:p text:style-name="P3">Систем за предлагање оптималне исхране</text:p>
      <text:p text:style-name="P11"/>
      <text:p text:style-name="P5">Мотивација:</text:p>
      <text:p text:style-name="P4">Помоћ корисницима за избор оброка у току дана.</text:p>
      <text:p text:style-name="P4"/>
      <text:p text:style-name="P5">Методологија рада:</text:p>
      <text:p text:style-name="P5">Улази у систем:</text:p>
      <text:p text:style-name="P5">Информације о кориснику:</text:p>
      <text:p text:style-name="P5">- Године</text:p>
      <text:p text:style-name="P5">- Пол</text:p>
      <text:p text:style-name="P5">- Висина(цм)</text:p>
      <text:p text:style-name="P5">- Тежина(кг)</text:p>
      <text:p text:style-name="P12"><text:span text:style-name="T9">- Физичка активност</text:span><text:span text:style-name="T1">(</text:span><text:span text:style-name="T6">SEDENTARY</text:span><text:span text:style-name="T7">, </text:span><text:span text:style-name="T5">LIGHT</text:span><text:span text:style-name="T7">, </text:span><text:span text:style-name="T5">MODERATE</text:span><text:span text:style-name="T7">, </text:span><text:span text:style-name="T5">ACTIVE</text:span><text:span text:style-name="T7">, </text:span><text:span text:style-name="T5">VERY_ACTIVE</text:span><text:span text:style-name="T7">, </text:span><text:span text:style-name="T5">EXTRA_ACTIVE</text:span><text:span text:style-name="T1">)</text:span></text:p>
      <text:p text:style-name="P5"/>
      <text:p text:style-name="P5">Излази из система:</text:p>
      <text:p text:style-name="P12"><text:span text:style-name="T9">-</text:span><text:span text:style-name="T9"> </text:span><text:span text:style-name="T2">И</text:span><text:span text:style-name="T9">нд</text:span><text:span text:style-name="T10">екс </text:span><text:span text:style-name="T9">т</text:span><text:span text:style-name="T10">елесне масе</text:span><text:span text:style-name="T9"> </text:span><text:span text:style-name="T9">(</text:span><text:span text:style-name="T1">body mass index</text:span><text:span text:style-name="T9">) </text:span><text:span text:style-name="T2"><text:s/>= </text:span><text:span text:style-name="T10">тежина / висина</text:span><text:span text:style-name="T2">^2</text:span></text:p>
      <text:p text:style-name="P5">- <text:span text:style-name="T14">Статус (</text:span><text:span text:style-name="T13">Very severely underweight, Severely underweight, Underweight, Normal (healthy weight), Overweight, Moderately obese, Severely obese, Very severely obese</text:span><text:span text:style-name="T14">)</text:span></text:p>
      <text:p text:style-name="P6">- Базални метаболизам</text:p>
      <text:p text:style-name="P6"/>
      <text:p text:style-name="P6">Правила:</text:p>
      <text:p text:style-name="P6"/>
      <text:p text:style-name="P8">Статус:</text:p>
      <text:p text:style-name="P8">у завнисности од индекса телесне масе</text:p>
      <text:p text:style-name="P8"><text:tab/>- Less than 15<text:tab/><text:tab/><text:tab/>= Very severely underweight</text:p>
      <text:p text:style-name="P8"><text:tab/>- Between 15 and 16<text:tab/><text:tab/>= Severely underweight</text:p>
      <text:p text:style-name="P8"><text:tab/>- Between 16 and 18.5<text:tab/>= Underweight</text:p>
      <text:p text:style-name="P8"><text:tab/>- Between 18.5 and 25<text:tab/>= Normal (healthy weight)<text:tab/></text:p>
      <text:p text:style-name="P8"><text:tab/>- Between 25 and 30<text:tab/><text:tab/>= Overweight<text:tab/></text:p>
      <text:p text:style-name="P8"><text:tab/>- Between 30 and 35<text:tab/><text:tab/>= Moderately obese</text:p>
      <text:p text:style-name="P8"><text:tab/>- Between 35 and 40<text:tab/><text:tab/>= Severely obese<text:tab/></text:p>
      <text:p text:style-name="P8"><text:tab/>- Over 40<text:tab/><text:tab/><text:tab/>= Very severely obese</text:p>
      <text:p text:style-name="P1"/>
      <text:p text:style-name="P13"><text:span text:style-name="T11">Формуле за рачунање базалног метаболизма:</text:span></text:p>
      <text:p text:style-name="P7"><text:span text:style-name="T15"/></text:p>
      <text:p text:style-name="P7"><text:span text:style-name="T15">Mifflin-St Jeor Equation:</text:span></text:p>
      <text:p text:style-name="P13"><text:span text:style-name="T19">М </text:span><text:span text:style-name="T17">= </text:span><text:span text:style-name="T16">10W + 6.25H - 5A + 5 </text:span></text:p>
      <text:p text:style-name="P13"><text:span text:style-name="T11">Ж </text:span><text:span text:style-name="T3">= </text:span><text:span text:style-name="T16">10W + 6.25H - 5A – 161</text:span></text:p>
      <text:p text:style-name="P13"><text:span text:style-name="T16"/></text:p>
      <text:p text:style-name="P13"><text:span text:style-name="T16">Revised Harris-Benedict Equation </text:span><text:span text:style-name="T19">(коришћена у пројекту)</text:span><text:span text:style-name="T17">:</text:span></text:p>
      <text:p text:style-name="P13"><text:span text:style-name="T19">М = </text:span><text:span text:style-name="T15">13.397W + 4.799H - 5.677A + 88.362 </text:span></text:p>
      <text:p text:style-name="P13"><text:span text:style-name="T19">Ж = </text:span><text:span text:style-name="T18">9.247W + 3.098H - 4.330A + 447.593 </text:span></text:p>
      <text:p text:style-name="P13"><text:span text:style-name="T18"/></text:p>
      <text:p text:style-name="P14"><text:span text:style-name="T12">Katch-McArdle Formula:</text:span></text:p>
      <text:p text:style-name="P14"><text:span text:style-name="T12">370 + 21.6(1 - F)W </text:span></text:p>
      <text:p text:style-name="Standard"/>
      <text:p text:style-name="P13"><text:span text:style-name="T3">W – </text:span><text:span text:style-name="T11">Телесна тежина (кг)</text:span></text:p>
      <text:p text:style-name="P13"><text:span text:style-name="T3">H – </text:span><text:span text:style-name="T11">Висина (цм)</text:span></text:p>
      <text:p text:style-name="P13"><text:span text:style-name="T11">А – Године</text:span></text:p>
      <text:p text:style-name="P13"><text:soft-page-break/><text:span text:style-name="T3">F – </text:span><text:span text:style-name="T11">Проценат масти</text:span><text:line-break/></text:p>
      <text:p text:style-name="P9">Укупно калорија:</text:p>
      <text:p text:style-name="P9">У зависности од физичке активности базални метаболизам се множи са коефицијентом између 1.2 и 1.9</text:p>
      <text:p text:style-name="P9"/>
      <text:p text:style-name="P9">Количина макро нутријената:</text:p>
      <text:p text:style-name="P9"/>
      <text:p text:style-name="P9">Common Macro Ratios<text:tab/><text:tab/>C[%]<text:tab/>P[%]<text:tab/>F[%]</text:p>
      <text:p text:style-name="P9"><text:tab/>- Moderate <text:span text:style-name="T20">(</text:span><text:span text:style-name="T4">default</text:span><text:span text:style-name="T20">)</text:span> <text:tab/><text:tab/>50<text:tab/>25<text:tab/>25</text:p>
      <text:p text:style-name="P9"><text:tab/>- Moderate 2<text:tab/><text:tab/><text:tab/>55<text:tab/>25 <text:tab/>20</text:p>
      <text:p text:style-name="P9"><text:tab/>- Zone Diet<text:tab/><text:tab/><text:tab/>40<text:tab/>30<text:tab/>30</text:p>
      <text:p text:style-name="P9"><text:tab/>- Low Fat<text:tab/><text:tab/><text:tab/>60<text:tab/>25<text:tab/>15</text:p>
      <text:p text:style-name="P9"><text:tab/>- Low Carb<text:tab/><text:tab/><text:tab/>25<text:tab/>40<text:tab/>35</text:p>
      <text:p text:style-name="P9"><text:tab/>- Keto<text:tab/><text:tab/><text:tab/><text:tab/>5<text:tab/>25<text:tab/>7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23:40:52.969000000</meta:creation-date>
    <dc:date>2020-05-18T00:56:49.776000000</dc:date>
    <meta:editing-duration>PT18M47S</meta:editing-duration>
    <meta:editing-cycles>6</meta:editing-cycles>
    <meta:generator>LibreOffice/6.4.3.2$Windows_x86 LibreOffice_project/747b5d0ebf89f41c860ec2a39efd7cb15b54f2d8</meta:generator>
    <meta:document-statistic meta:table-count="0" meta:image-count="0" meta:object-count="0" meta:page-count="2" meta:paragraph-count="50" meta:word-count="279" meta:character-count="1632" meta:non-whitespace-character-count="1351"/>
  </office:meta>
</office:document-meta>
</file>